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 YOUR ASSUMPTIONS</text:p>
      <text:p text:style-name="P1"/>
      <text:p text:style-name="P1">My test has placed a ServiceCharge of "Bar Fridge" type and 100.00 cost on room 101. At the point of checkout</text:p>
      <text:p text:style-name="P1">the UI displays a charge of 0.00. My test will fail until the UI displays a charge of 100.00.</text:p>
      <text:p text:style-name="P1"/>
      <text:p text:style-name="P1">I will start at the end, where the variable 'total' that the UI uses to display the service charges at </text:p>
      <text:p text:style-name="P1">checkout is calculated</text:p>
      <text:p text:style-name="P1"/>
      <text:p text:style-name="P2">H1: When the total charges from the the charges array are calculated the total will be 0</text:p>
      <text:p text:style-name="P2">Test: Set breakpoint to line 70 of CheckoutCTL(the line after total is calculated)</text:p>
      <text:p text:style-name="P2">Prediction: The total variable will be 0.0</text:p>
      <text:p text:style-name="P2">Resutl: H1 True, total = 0.0</text:p>
      <text:p text:style-name="P1"/>
      <text:p text:style-name="P1">Now I will make sure that the charges array that feeds this total does not contain the 100.00 my test placed</text:p>
      <text:p text:style-name="P1">as a service charge.</text:p>
      <text:p text:style-name="P1"/>
      <text:p text:style-name="P2">H2: The elements in the charges array from booking will have the value 0.0</text:p>
      <text:p text:style-name="P2">Test: Set a breakpoint at line 68 of CheckoutCTL and check the values of the charges list</text:p>
      <text:p text:style-name="P2">Prediction: The value of the first index in the array will be 0.0</text:p>
      <text:p text:style-name="P2">Result: H2 True, There is one element in the list. It has a serviceType of "Bar Fridge" and a cost of 0.00.</text:p>
      <text:p text:style-name="P1"/>
      <text:p text:style-name="P1">Ok so now I know that the ServiceCharge is being added with the correct ServiceType but the incorrect cost. Next I think I will find the point where the charges are suppose to be added to the booking. Over in the RecordServiceCTL class there is a point where hotel.addServiceCharge(roomNumber, serviceType, cost) is called. After this method call I want to see if the charges array contains the 100.00 my test added.</text:p>
      <text:p text:style-name="P1"/>
      <text:p text:style-name="P2">H3: The charges array will have an element with a cost of 0.00 just after the hotel.addServiceCharge method is called</text:p>
      <text:p text:style-name="P2">Test: Set breakpoint to line 59 of the RecordServiceCTL class and check the charges list</text:p>
      <text:p text:style-name="P2">Prediction: The cost will be 0.00 of the element in the list</text:p>
      <text:p text:style-name="P2">Result: H3 true, The same element from H2 with a cost of 0.00</text:p>
      <text:p text:style-name="P1"/>
      <text:p text:style-name="P1">Now I want to have a look at the addServiceCharge method in the Hotel class. I will quickly check that the charges array contains no elements at the point the booking is called out of the Hotels 'activeBookingsByRoomId' array</text:p>
      <text:p text:style-name="P1"><text:soft-page-break/></text:p>
      <text:p text:style-name="P2">H4: The booking will not have any charges listed at before my test adds the service charge</text:p>
      <text:p text:style-name="P2">Test: Set a breakpoint at line 114 and check the charges variable</text:p>
      <text:p text:style-name="P2">Prediction: charges will not contain any elements</text:p>
      <text:p text:style-name="P2">Result: Hypothesis confirmed, no charges yet.</text:p>
      <text:p text:style-name="P1"/>
      <text:p text:style-name="P1">Ok at this breakpoint I can also check the value of the variable 'cost' which is fed into the booking.addServiceCharge method. Lets make sure its sane</text:p>
      <text:p text:style-name="P1"/>
      <text:p text:style-name="P2">H5: The variable 'cost' that is passed as a parameter to the Hotel's addServiceCharge method is 100.00</text:p>
      <text:p text:style-name="P2">Test: Set a breakpoint at line 114 and check the 'cost' variable</text:p>
      <text:p text:style-name="P2">Prediction: cost will be 100</text:p>
      <text:p text:style-name="P2">Result: H5 confirmed, cost = 100</text:p>
      <text:p text:style-name="P1"/>
      <text:p text:style-name="P1">Now, still in the Hotel class, <text:s/>just after the booking.addServiceCharge method is called this array should contain one element – a "Bar Fridge" service type with a cost of 100.00</text:p>
      <text:p text:style-name="P1"/>
      <text:p text:style-name="P2">H6: After the booking.addServiceCharge method is called, the charges array will contain a ServiceCharge with a ServiceType "Bar Fridge" and a cost of 100.00</text:p>
      <text:p text:style-name="P2">Test: Set a breakpoint on line 119 of the Hotel class and check the charges variable</text:p>
      <text:p text:style-name="P2">Prediction: The charge will be 100.00</text:p>
      <text:p text:style-name="P2">Result: H6 fail, the charge is 0.00</text:p>
      <text:p text:style-name="P1"/>
      <text:p text:style-name="P1">Ok so now we know that the Hotel class is passing a sane value of 100 to the booking class but the booking class is ending up with an insane value in its charges array. I will go into booking and have a look at the addServiceCharge method. </text:p>
      <text:p text:style-name="P1"/>
      <text:p text:style-name="P1">Ahh now I see a potential problem. The parameter 'cost' is misspelt 'cosst'. This means that the variable 'cost' that the charges.add(new ServiceCharge(serviceType, cost)); method sees is the class member defined at the top of the class with a default value of 0. This would explain why the cost value of the Service charge</text:p>
      <text:p text:style-name="P1">is 0. I will fix the name of the parameter and see what happens</text:p>
      <text:p text:style-name="P1"/>
      <text:p text:style-name="P2">H7: Changing the name of the parameter 'cosst' to 'cost' in the addServiceCharge method of the booking class will allow my test to pass</text:p>
      <text:p text:style-name="P2">Test: Change the parameter name and run the test</text:p>
      <text:p text:style-name="P2">Prediction: Changing the parameter name will allow the test to pass</text:p>
      <text:p text:style-name="P2">Result: H7 pass - found the bu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 s</meta:initial-creator>
    <meta:creation-date>2018-10-05T12:13:29.19</meta:creation-date>
    <meta:document-statistic meta:table-count="0" meta:image-count="0" meta:object-count="0" meta:page-count="2" meta:paragraph-count="42" meta:word-count="728" meta:character-count="4042"/>
    <dc:date>2018-10-05T12:27:43.53</dc:date>
    <dc:creator>sa s</dc:creator>
    <meta:editing-duration>PT14M16S</meta:editing-duration>
    <meta:editing-cycles>1</meta:editing-cycles>
    <meta:generator>OpenOffice/4.1.1$Win32 OpenOffice.org_project/411m6$Build-9775</meta:generator>
  </office:meta>
</office:document-meta>
</file>